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8300000069A977BE7E0344812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.757cm" fo:min-width="2.003cm" draw:shadow="visib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76cm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02cm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13cm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11cm" draw:shadow="hidden"/>
    </style:style>
    <style:style style:name="gr6" style:family="graphic" style:parent-style-name="standard">
      <style:graphic-properties draw:fill="solid" draw:fill-color="#ccffff" draw:textarea-horizontal-align="justify" draw:textarea-vertical-align="middle" draw:auto-grow-height="false" fo:min-height="2.519cm" fo:min-width="3.399cm" draw:shadow="hidden"/>
    </style:style>
    <style:style style:name="gr7" style:family="graphic" style:parent-style-name="objectwithoutfill">
      <style:graphic-properties draw:stroke="dash" draw:stroke-dash="Ultrafine_20_Dashed" svg:stroke-color="#000000" draw:marker-end="Arrow" draw:marker-end-width="0.3cm" draw:fill="none" draw:textarea-vertical-align="middle" draw:shadow="hidden"/>
    </style:style>
    <style:style style:name="gr8" style:family="graphic" style:parent-style-name="standard">
      <style:graphic-properties svg:stroke-color="#000000" draw:fill="solid" draw:fill-color="#c0c0c0" draw:textarea-horizontal-align="justify" draw:textarea-vertical-align="middle" draw:auto-grow-height="false" fo:min-height="0.359cm" fo:min-width="0.95cm" draw:shadow="hidden"/>
    </style:style>
    <style:style style:name="gr9" style:family="graphic" style:parent-style-name="standard">
      <style:graphic-properties draw:stroke="none" draw:fill="none" fo:min-height="0.475cm" draw:shadow="hidden"/>
    </style:style>
    <style:style style:name="gr10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11" style:family="graphic" style:parent-style-name="objectwithoutfill">
      <style:graphic-properties svg:stroke-color="#000000" draw:marker-start="Arrow" draw:marker-start-width="0.3cm" draw:marker-end="" draw:marker-end-width="0.3cm" draw:fill="none" draw:textarea-vertical-align="middle" draw:shadow="hidden"/>
    </style:style>
    <style:style style:name="gr12" style:family="graphic" style:parent-style-name="standard">
      <style:graphic-properties svg:stroke-color="#ffff00" draw:fill="solid" draw:fill-color="#ffff00" draw:opacity="50%" draw:textarea-horizontal-align="justify" draw:textarea-vertical-align="middle" draw:auto-grow-height="false" fo:min-height="1.526cm" fo:min-width="3.051cm" draw:shadow="hidden" draw:shadow-opacity="50%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0.476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cccc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8pt" style:font-size-complex="18pt"/>
    </style:style>
    <style:style style:name="P4" style:family="paragraph">
      <loext:graphic-properties draw:fill="solid" draw:fill-color="#ccffff"/>
      <style:paragraph-properties fo:text-align="center"/>
      <style:text-properties fo:font-size="12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c0c0c0"/>
      <style:paragraph-properties fo:text-align="center"/>
      <style:text-properties fo:font-size="12pt" style:font-size-asian="18pt" style:font-size-complex="18pt"/>
    </style:style>
    <style:style style:name="P7" style:family="paragraph">
      <loext:graphic-properties draw:fill="solid" draw:fill-color="#ffff00" draw:opacity="50%"/>
      <style:paragraph-properties fo:text-align="start" style:writing-mode="lr-tb"/>
      <style:text-properties fo:font-size="10pt" style:font-size-asian="18pt" style:font-size-complex="18pt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73cm" svg:height="3.277cm" svg:x="3.109cm" svg:y="8.786cm">
          <text:p text:style-name="P1">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776cm" svg:height="0.725cm" svg:x="2.841cm" svg:y="8.062cm">
          <draw:text-box>
            <text:p><text:span text:style-name="T1">control</text:span></text:p>
          </draw:text-box>
        </draw:frame>
        <draw:custom-shape draw:style-name="gr1" draw:text-style-name="P2" draw:layer="layout" svg:width="2.773cm" svg:height="3.277cm" svg:x="8.81cm" svg:y="8.787cm">
          <text:p text:style-name="P1">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2.602cm" svg:height="0.725cm" svg:x="8.542cm" svg:y="8.063cm">
          <draw:text-box>
            <text:p><text:span text:style-name="T1">localization</text:span></text:p>
          </draw:text-box>
        </draw:frame>
        <draw:custom-shape draw:style-name="gr1" draw:text-style-name="P2" draw:layer="layout" svg:width="2.773cm" svg:height="3.277cm" svg:x="14.489cm" svg:y="8.787cm">
          <text:p text:style-name="P1">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2.813cm" svg:height="0.725cm" svg:x="14.221cm" svg:y="8.063cm">
          <draw:text-box>
            <text:p><text:span text:style-name="T1">visualization</text:span></text:p>
          </draw:text-box>
        </draw:frame>
        <draw:custom-shape draw:style-name="gr1" draw:text-style-name="P2" draw:layer="layout" svg:width="2.773cm" svg:height="3.277cm" svg:x="8.711cm" svg:y="14.988cm">
          <text:p text:style-name="P1">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2.111cm" svg:height="0.725cm" svg:x="8.443cm" svg:y="14.264cm">
          <draw:text-box>
            <text:p><text:span text:style-name="T1">planning</text:span></text:p>
          </draw:text-box>
        </draw:frame>
        <draw:custom-shape draw:style-name="gr6" draw:text-style-name="P4" draw:layer="layout" svg:width="3.899cm" svg:height="2.769cm" svg:x="13.855cm" svg:y="4.042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5.811cm" svg:y1="8.786cm" svg:x2="15.811cm" svg:y2="6.806cm">
          <text:p/>
        </draw:line>
        <draw:custom-shape draw:style-name="gr8" draw:text-style-name="P6" draw:layer="layout" svg:width="1.45cm" svg:height="0.609cm" svg:x="6.637cm" svg:y="9.952cm">
          <text:p text:style-name="P1"><text:span text:style-name="T1">topic</text:span>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1.746cm" svg:height="0.725cm" svg:x="6.289cm" svg:y="9.354cm">
          <draw:text-box>
            <text:p text:style-name="P1"><text:span text:style-name="T1">blobs</text:span></text:p>
          </draw:text-box>
        </draw:frame>
        <draw:line draw:style-name="gr10" draw:text-style-name="P5" draw:layer="layout" svg:x1="5.918cm" svg:y1="10.288cm" svg:x2="6.646cm" svg:y2="10.288cm">
          <text:p/>
        </draw:line>
        <draw:line draw:style-name="gr10" draw:text-style-name="P5" draw:layer="layout" svg:x1="8.118cm" svg:y1="10.288cm" svg:x2="8.846cm" svg:y2="10.288cm">
          <text:p/>
        </draw:line>
        <draw:custom-shape draw:style-name="gr8" draw:text-style-name="P6" draw:layer="layout" svg:width="1.45cm" svg:height="0.609cm" svg:x="5.78cm" svg:y="16.316cm">
          <text:p text:style-name="P1"><text:span text:style-name="T1">top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10" draw:text-style-name="P5" draw:layer="layout" svg:width="6.129cm" svg:height="1.499cm" draw:transform="skewX (-0.000174532925199433) rotate (-1.5700981950941) translate (12.967cm 10.551cm)" svg:viewBox="0 0 6130 1500" draw:points="0,0 6130,8 6129,1500">
          <text:p/>
        </draw:polyline>
        <draw:custom-shape draw:style-name="gr8" draw:text-style-name="P6" draw:layer="layout" svg:width="1.45cm" svg:height="0.609cm" svg:x="12.286cm" svg:y="9.952cm">
          <text:p text:style-name="P1"><text:span text:style-name="T1">topic</text:span>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11.567cm" svg:y1="10.288cm" svg:x2="12.295cm" svg:y2="10.288cm">
          <text:p/>
        </draw:line>
        <draw:line draw:style-name="gr10" draw:text-style-name="P5" draw:layer="layout" svg:x1="13.767cm" svg:y1="10.288cm" svg:x2="14.495cm" svg:y2="10.288cm">
          <text:p/>
        </draw:line>
        <draw:frame draw:style-name="gr9" draw:text-style-name="P5" draw:layer="layout" svg:width="1.746cm" svg:height="0.725cm" svg:x="11.973cm" svg:y="9.355cm">
          <draw:text-box>
            <text:p text:style-name="P1"><text:span text:style-name="T1">poses</text:span></text:p>
          </draw:text-box>
        </draw:frame>
        <draw:line draw:style-name="gr10" draw:text-style-name="P5" draw:layer="layout" svg:x1="8.703cm" svg:y1="16.656cm" svg:x2="7.235cm" svg:y2="16.656cm">
          <text:p/>
        </draw:line>
        <draw:frame draw:style-name="gr9" draw:text-style-name="P5" draw:layer="layout" svg:width="2.785cm" svg:height="0.725cm" svg:x="5.38cm" svg:y="15.656cm">
          <draw:text-box>
            <text:p text:style-name="P1"><text:span text:style-name="T1">commands</text:span></text:p>
          </draw:text-box>
        </draw:frame>
        <draw:polyline draw:style-name="gr11" draw:text-style-name="P5" draw:layer="layout" svg:width="4.582cm" svg:height="1.208cm" draw:transform="skewX (0.000174532925199433) rotate (1.5707963267949) translate (4.56088748948791cm 16.6546390434951cm)" svg:viewBox="0 0 4583 1209" draw:points="4583,0 0,7 1,1209">
          <text:p/>
        </draw:polyline>
        <draw:custom-shape draw:style-name="gr12" draw:text-style-name="P7" draw:layer="layout" svg:width="3.551cm" svg:height="1.776cm" svg:x="11.753cm" svg:y="2.641cm">
          <text:p text:style-name="P1"><text:span text:style-name="T1">(ROS rviz code)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3.551cm" svg:height="1.776cm" svg:x="10.354cm" svg:y="17.251cm">
          <text:p text:style-name="P8"><text:span text:style-name="T2">generate a desired</text:span></text:p>
          <text:p text:style-name="P8"><text:span text:style-name="T2">location. Arena</text:span></text:p>
          <text:p text:style-name="P8"><text:span text:style-name="T2">dimensions: 640X480</text:span></text:p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4.034cm" svg:height="3.233cm" svg:x="13.747cm" svg:y="3.628cm">
          <draw:image xlink:href="Pictures/100002010000008300000069A977BE7E03448128.png" xlink:type="simple" xlink:show="embed" xlink:actuate="onLoad">
            <text:p/>
          </draw:image>
        </draw:frame>
        <draw:line draw:style-name="gr7" draw:text-style-name="P5" draw:layer="layout" svg:x1="3.911cm" svg:y1="8.787cm" svg:x2="3.911cm" svg:y2="6.807cm">
          <text:p/>
        </draw:line>
        <draw:line draw:style-name="gr7" draw:text-style-name="P5" draw:layer="layout" svg:x1="5.111cm" svg:y1="6.808cm" svg:x2="5.111cm" svg:y2="8.788cm">
          <text:p/>
        </draw:line>
        <draw:frame draw:style-name="gr14" draw:text-style-name="P9" draw:layer="layout" svg:width="2.602cm" svg:height="1.199cm" svg:x="4.74cm" svg:y="5.62cm">
          <draw:text-box>
            <text:p><text:span text:style-name="T1">blob camera</text:span></text:p>
          </draw:text-box>
        </draw:frame>
        <draw:frame draw:style-name="gr14" draw:text-style-name="P9" draw:layer="layout" svg:width="2.602cm" svg:height="0.726cm" svg:x="2.64cm" svg:y="6.111cm">
          <draw:text-box>
            <text:p><text:span text:style-name="T1">eBug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hmet Sekercioglu</meta:initial-creator>
    <meta:creation-date>2017-10-11T11:34:30.178585646</meta:creation-date>
    <dc:date>2018-03-28T17:19:40.278832859</dc:date>
    <dc:creator>Ahmet Sekercioglu</dc:creator>
    <meta:editing-duration>PT9M22S</meta:editing-duration>
    <meta:editing-cycles>6</meta:editing-cycles>
    <meta:generator>LibreOffice/5.4.5.1$Linux_X86_64 LibreOffice_project/40m0$Build-1</meta:generator>
    <meta:printed-by>Ahmet Sekercioglu</meta:printed-by>
    <meta:print-date>2017-10-25T10:51:02.224019511</meta:print-date>
    <meta:document-statistic meta:object-count="30"/>
  </office:meta>
</office:document-meta>
</file>